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Лабораторная работа № 4. Модульное тестирование.</text:title></text:p>
      <text:p text:style-name="OrgTitle"/>
      <text:p text:style-name="OrgSubtitle"><text:initial-creator>user@DESKTOP-93GQTJH</text:initial-creator></text:p>
      <text:p text:style-name="OrgSubtitle"/>
      <text:p text:style-name="Text_20_body">Цель работы: закрепить теоретические знания и получить практические навыки в применении модульного тестирования.
</text:p>
      <text:list text:style-name="OrgNumberedList" text:continue-numbering="false">
        <text:list-item>
          <text:p text:style-name="Text_20_body">Даны две дроби A/B и C/D (А, В, С, D — натуральные числа). Составить функции, возвращающие числитель и знаменатель дроби – результата умножения дроби на дробь. Ответ должен быть несократимой дробью.
</text:p>
        </text:list-item>
      </text:list>
      <text:p text:style-name="Text_20_body">В итоге был написан целый класс Fraction, который реализует множество функционала. Такое как сложение, умножение, красивый вывод и сокращение.
</text:p>
      <text:p text:style-name="Text_20_body">Так же чтобы не морочиться(с cmake и .h), я организовал тестирование с помощью google tests, прямо в этом файле.
Код программы:
</text:p>
      <text:p text:style-name="OrgSrcBlock"><text:span text:style-name="OrgSrcFontLockPreprocessorFace">#</text:span><text:span text:style-name="OrgSrcFontLockPreprocessorFace">include</text:span><text:span text:style-name="OrgSrcFontLockStringFace">&lt;</text:span><text:span text:style-name="OrgSrcFontLockStringFace">iostream</text:span><text:span text:style-name="OrgSrcFontLockStringFace">&gt;</text:span></text:p>
      <text:p text:style-name="OrgSrcBlock"><text:span text:style-name="OrgSrcFontLockPreprocessorFace">#</text:span><text:span text:style-name="OrgSrcFontLockPreprocessorFace">include</text:span><text:span text:style-name="OrgSrcFontLockStringFace">&lt;</text:span><text:span text:style-name="OrgSrcFontLockStringFace">string</text:span><text:span text:style-name="OrgSrcFontLockStringFace">&gt;</text:span></text:p>
      <text:p text:style-name="OrgSrcBlock"><text:span text:style-name="OrgSrcFontLockPreprocessorFace">#</text:span><text:span text:style-name="OrgSrcFontLockPreprocessorFace">include</text:span><text:s/><text:span text:style-name="OrgSrcFontLockStringFace">&lt;</text:span><text:span text:style-name="OrgSrcFontLockStringFace">gtest/gtest.h</text:span><text:span text:style-name="OrgSrcFontLockStringFace">&gt;</text:span></text:p>
      <text:p text:style-name="OrgSrcBlock"/>
      <text:p text:style-name="OrgSrcBlock"><text:span text:style-name="OrgSrcFontLockKeywordFace">u</text:span><text:span text:style-name="OrgSrcFontLockKeywordFace">sing</text:span><text:s/><text:span text:style-name="OrgSrcFontLockKeywordFace">namespace</text:span><text:s/><text:span text:style-name="OrgSrcFontLockConstantFace">st</text:span><text:span text:style-name="OrgSrcFontLockConstantFace">d</text:span>;</text:p>
      <text:p text:style-name="OrgSrcBlock"/>
      <text:p text:style-name="OrgSrcBlock"><text:span text:style-name="OrgSrcFontLockKeywordFace">clas</text:span><text:span text:style-name="OrgSrcFontLockKeywordFace">s</text:span><text:s/><text:span text:style-name="OrgSrcFontLockTypeFace">Fraction</text:span>{</text:p>
      <text:p text:style-name="OrgSrcBlock"><text:span text:style-name="OrgSrcFontLockKeywordFace">private</text:span>:</text:p>
      <text:p text:style-name="OrgSrcBlock"/>
      <text:p text:style-name="OrgSrcBlock"><text:s/><text:s/><text:span text:style-name="OrgSrcFontLockTypeFace">voi</text:span><text:span text:style-name="OrgSrcFontLockTypeFace">d</text:span><text:s/><text:span text:style-name="OrgSrcFontLockFunctionNameFace">reduce</text:span>(){</text:p>
      <text:p text:style-name="OrgSrcBlock"><text:s/><text:s/><text:s/><text:s/><text:span text:style-name="OrgSrcFontLockTypeFace">in</text:span><text:span text:style-name="OrgSrcFontLockTypeFace">t</text:span><text:s/><text:span text:style-name="OrgSrcFontLockVariableNameFace">max</text:span><text:s/>=<text:s/>denominator<text:s/>&gt;<text:s/>numerator?<text:s/>denominator:<text:s/>numerator;</text:p>
      <text:p text:style-name="OrgSrcBlock"><text:s/><text:s/><text:s/><text:s/><text:span text:style-name="OrgSrcFontLockKeywordFace">if</text:span><text:s/>(max<text:s/>==<text:s/>1)</text:p>
      <text:p text:style-name="OrgSrcBlock"><text:s/><text:s/><text:s/><text:s/><text:s/><text:s/><text:span text:style-name="OrgSrcFontLockKeywordFace">return</text:span>;</text:p>
      <text:p text:style-name="OrgSrcBlock"><text:s/><text:s/><text:s/><text:s/><text:span text:style-name="OrgSrcFontLockKeywordFace">for</text:span><text:s/>(<text:span text:style-name="OrgSrcFontLockTypeFace">in</text:span><text:span text:style-name="OrgSrcFontLockTypeFace">t</text:span><text:s/><text:span text:style-name="OrgSrcFontLockVariableNameFace">i</text:span><text:s/>=<text:s/>2;<text:s/>i<text:s/>&lt;<text:s/>max<text:s/>/<text:s/>2<text:s/>+<text:s/>1;<text:s/>i++){</text:p>
      <text:p text:style-name="OrgSrcBlock"><text:tab/><text:span text:style-name="OrgSrcFontLockKeywordFace">if</text:span><text:s/>(numerator<text:s/>%<text:s/>i<text:s/>==<text:s/>0<text:s/>&amp;&amp;<text:s/>denominator<text:s/>%<text:s/>i<text:s/>==<text:s/>0){</text:p>
      <text:p text:style-name="OrgSrcBlock"><text:tab/><text:s/><text:s/>numerator<text:s/>/=<text:s/>i;</text:p>
      <text:p text:style-name="OrgSrcBlock"><text:tab/><text:s/><text:s/>denominator<text:s/>/=<text:s/>i;</text:p>
      <text:p text:style-name="OrgSrcBlock"><text:tab/><text:s/><text:s/>reduce();</text:p>
      <text:p text:style-name="OrgSrcBlock"><text:tab/>}</text:p>
      <text:p text:style-name="OrgSrcBlock"><text:s/><text:s/><text:s/><text:s/><text:s/><text:s/>}</text:p>
      <text:p text:style-name="OrgSrcBlock"><text:s/><text:s/><text:s/><text:s/><text:span text:style-name="OrgSrcFontLockKeywordFace">if</text:span><text:s/>(numerator<text:s/>%<text:s/>max<text:s/>==<text:s/>0<text:s/>&amp;&amp;<text:s/>denominator<text:s/>%<text:s/>max<text:s/>==<text:s/>0){</text:p>
      <text:p text:style-name="OrgSrcBlock"><text:tab/><text:s/><text:s/>numerator<text:s/>/=<text:s/>max;</text:p>
      <text:p text:style-name="OrgSrcBlock"><text:tab/><text:s/><text:s/>denominator<text:s/>/=<text:s/>max;</text:p>
      <text:p text:style-name="OrgSrcBlock"><text:tab/><text:s/><text:s/>reduce();</text:p>
      <text:p text:style-name="OrgSrcBlock"><text:tab/>}</text:p>
      <text:p text:style-name="OrgSrcBlock"><text:s/><text:s/><text:s/><text:s/>}</text:p>
      <text:p text:style-name="OrgSrcBlock"/>
      <text:p text:style-name="OrgSrcBlock"><text:span text:style-name="OrgSrcFontLockKeywordFace">public</text:span>:</text:p>
      <text:p text:style-name="OrgSrcBlock"><text:s/><text:s/><text:span text:style-name="OrgSrcFontLockCommentDelimiterFace">/</text:span><text:span text:style-name="OrgSrcFontLockCommentDelimiterFace">/<text:s/></text:span><text:span text:style-name="OrgSrcFontLockCommentFace">Могут<text:s/>быть<text:s/>приватными,<text:s/>но<text:s/>для<text:s/>облегчения<text:s/>тестов<text:s/>лежат<text:s/>здесь.<text:s/></text:span></text:p>
      <text:p text:style-name="OrgSrcBlock"><text:s/><text:s/><text:span text:style-name="OrgSrcFontLockTypeFace">i</text:span><text:span text:style-name="OrgSrcFontLockTypeFace">n</text:span><text:span text:style-name="OrgSrcFontLockTypeFace">t</text:span><text:s/><text:span text:style-name="OrgSrcFontLockVariableNameFace">numerator</text:span>;<text:s/><text:span text:style-name="OrgSrcFontLockCommentDelimiterFace">/</text:span><text:span text:style-name="OrgSrcFontLockCommentDelimiterFace">/<text:s/></text:span><text:span text:style-name="OrgSrcFontLockCommentFace">числитель</text:span></text:p>
      <text:p text:style-name="OrgSrcBlock"><text:s/><text:s/><text:span text:style-name="OrgSrcFontLockTypeFace">i</text:span><text:span text:style-name="OrgSrcFontLockTypeFace">n</text:span><text:span text:style-name="OrgSrcFontLockTypeFace">t</text:span><text:s/><text:span text:style-name="OrgSrcFontLockVariableNameFace">denominator</text:span>;<text:s/><text:span text:style-name="OrgSrcFontLockCommentDelimiterFace">/</text:span><text:span text:style-name="OrgSrcFontLockCommentDelimiterFace">/<text:s/></text:span><text:span text:style-name="OrgSrcFontLockCommentFace">знаменатель</text:span></text:p>
      <text:p text:style-name="OrgSrcBlock"><text:s/><text:s/><text:span text:style-name="OrgSrcFontLockFunctionNameFace">F</text:span><text:span text:style-name="OrgSrcFontLockFunctionNameFace">raction</text:span>(<text:span text:style-name="OrgSrcFontLockTypeFace">int</text:span><text:s/><text:span text:style-name="OrgSrcFontLockVariableNameFace">numerator</text:span>,<text:s/><text:span text:style-name="OrgSrcFontLockTypeFace">int</text:span><text:s/><text:span text:style-name="OrgSrcFontLockVariableNameFace">denominator</text:span><text:s/>=<text:s/>1){</text:p>
      <text:p text:style-name="OrgSrcBlock"><text:s/><text:s/><text:s/><text:s/><text:span text:style-name="OrgSrcFontLockKeywordFace">this</text:span>-&gt;numerator<text:s/>=<text:s/>numerator;</text:p>
      <text:p text:style-name="OrgSrcBlock"><text:s/><text:s/><text:s/><text:s/><text:span text:style-name="OrgSrcFontLockKeywordFace">this</text:span>-&gt;denominator<text:s/>=<text:s/>denominator;</text:p>
      <text:p text:style-name="OrgSrcBlock"><text:s/><text:s/><text:s/><text:s/>reduce();</text:p>
      <text:p text:style-name="OrgSrcBlock"><text:s/><text:s/>}</text:p>
      <text:p text:style-name="OrgSrcBlock"/>
      <text:p text:style-name="OrgSrcBlock"><text:s/><text:s/><text:span text:style-name="OrgSrcFontLockKeywordFace">friend</text:span><text:s/><text:span text:style-name="OrgSrcFontLockTypeFace">ostrea</text:span><text:span text:style-name="OrgSrcFontLockTypeFace">m</text:span>&amp;<text:s/><text:span text:style-name="OrgSrcFontLockKeywordFace">operator</text:span><text:s/><text:span text:style-name="OrgSrcFontLockFunctionNameFace">&lt;&lt;</text:span><text:s/>(<text:span text:style-name="OrgSrcFontLockTypeFace">ostream</text:span>&amp;<text:s/><text:span text:style-name="OrgSrcFontLockVariableNameFace">os</text:span>,<text:s/><text:span text:style-name="OrgSrcFontLockTypeFace">Fraction</text:span>&amp;<text:s/><text:span text:style-name="OrgSrcFontLockVariableNameFace">fr</text:span>){</text:p>
      <text:p text:style-name="OrgSrcBlock"><text:s/><text:s/><text:s/><text:s/><text:span text:style-name="OrgSrcFontLockTypeFace">strin</text:span><text:span text:style-name="OrgSrcFontLockTypeFace">g</text:span><text:s/><text:span text:style-name="OrgSrcFontLockVariableNameFace">num_str</text:span><text:s/>=<text:s/>to_string(fr.numerator);</text:p>
      <text:p text:style-name="OrgSrcBlock"><text:s/><text:s/><text:s/><text:s/><text:span text:style-name="OrgSrcFontLockTypeFace">strin</text:span><text:span text:style-name="OrgSrcFontLockTypeFace">g</text:span><text:s/><text:span text:style-name="OrgSrcFontLockVariableNameFace">den_str</text:span><text:s/>=<text:s/>to_string(fr.denominator);</text:p>
      <text:p text:style-name="OrgSrcBlock"><text:s/><text:s/><text:s/><text:s/><text:span text:style-name="OrgSrcFontLockCommentDelimiterFace">//<text:s/></text:span><text:span text:style-name="OrgSrcFontLockCommentFace">os<text:s/>&lt;&lt;<text:s/>"<text:s/>"<text:s/>&lt;&lt;<text:s/>num_str<text:s/>&lt;&lt;<text:s/>"<text:s/>"<text:s/>&lt;&lt;<text:s/>endl;</text:span></text:p>
      <text:p text:style-name="OrgSrcBlock"/>
      <text:p text:style-name="OrgSrcBlock"><text:s/><text:s/><text:s/><text:s/><text:span text:style-name="OrgSrcFontLockKeywordFace">if</text:span><text:s/>(den_str.size()<text:s/>&gt;<text:s/>num_str.size()){</text:p>
      <text:p text:style-name="OrgSrcBlock"><text:s/><text:s/><text:s/><text:s/><text:s/><text:s/><text:span text:style-name="OrgSrcFontLockKeywordFace">for</text:span><text:s/>(<text:span text:style-name="OrgSrcFontLockTypeFace">in</text:span><text:span text:style-name="OrgSrcFontLockTypeFace">t</text:span><text:s/><text:span text:style-name="OrgSrcFontLockVariableNameFace">i</text:span><text:s/>=<text:s/>0;<text:s/>i<text:s/>&lt;<text:s/>den_str.size()<text:s/>/<text:s/>2<text:s/>+<text:s/>1<text:s/>-<text:s/>(num_str.size()<text:s/>%<text:s/>2<text:s/>==<text:s/>0<text:s/>?<text:s/>num_str.size()<text:s/>/<text:s/>2:<text:s/>num_str.size()<text:s/>/<text:s/>2<text:s/>+<text:s/>1);<text:s/>i++)</text:p>
      <text:p text:style-name="OrgSrcBlock"><text:tab/>os<text:s/>&lt;&lt;<text:s/><text:span text:style-name="OrgSrcFontLockStringFace">"<text:s/>"</text:span>;</text:p>
      <text:p text:style-name="OrgSrcBlock"><text:s/><text:s/><text:s/><text:s/><text:s/><text:s/>os<text:s/>&lt;&lt;<text:s/>num_str<text:s/>&lt;&lt;<text:s/>endl;</text:p>
      <text:p text:style-name="OrgSrcBlock"><text:s/><text:s/><text:s/><text:s/><text:s/><text:s/>os<text:s/>&lt;&lt;<text:s/><text:span text:style-name="OrgSrcFontLockStringFace">"-"</text:span>;</text:p>
      <text:p text:style-name="OrgSrcBlock"><text:s/><text:s/><text:s/><text:s/><text:s/><text:s/><text:span text:style-name="OrgSrcFontLockKeywordFace">for</text:span><text:s/>(<text:span text:style-name="OrgSrcFontLockKeywordFace">aut</text:span><text:span text:style-name="OrgSrcFontLockKeywordFace">o</text:span><text:s/><text:span text:style-name="OrgSrcFontLockVariableNameFace">ch</text:span>:<text:s/>den_str)</text:p>
      <text:p text:style-name="OrgSrcBlock"><text:tab/>os<text:s/>&lt;&lt;<text:s/><text:span text:style-name="OrgSrcFontLockStringFace">"-"</text:span>;</text:p>
      <text:p text:style-name="OrgSrcBlock"><text:s/><text:s/><text:s/><text:s/><text:s/><text:s/>os<text:s/>&lt;&lt;<text:s/><text:span text:style-name="OrgSrcFontLockStringFace">"-"</text:span><text:s/>&lt;&lt;<text:s/><text:span text:style-name="OrgSrcFontLockStringFace">"<text:s/>("</text:span><text:s/>&lt;&lt;<text:s/>(fr.numerator<text:s/>/<text:s/>1.0f)<text:s/>/<text:s/>fr.denominator<text:s/>&lt;&lt;<text:s/><text:span text:style-name="OrgSrcFontLockStringFace">")"</text:span><text:s/>&lt;&lt;<text:s/>endl;</text:p>
      <text:p text:style-name="OrgSrcBlock"><text:s/><text:s/><text:s/><text:s/><text:s/><text:s/>os<text:s/>&lt;&lt;<text:s/><text:span text:style-name="OrgSrcFontLockStringFace">"<text:s/>"</text:span><text:s/>&lt;&lt;<text:s/>den_str<text:s/>&lt;&lt;<text:s/>endl;<text:s/></text:p>
      <text:p text:style-name="OrgSrcBlock"><text:s/><text:s/><text:s/><text:s/>}<text:s/><text:span text:style-name="OrgSrcFontLockKeywordFace">else</text:span><text:s/>{</text:p>
      <text:p text:style-name="OrgSrcBlock"><text:s/><text:s/><text:s/><text:s/><text:s/><text:s/>os<text:s/>&lt;&lt;<text:s/><text:span text:style-name="OrgSrcFontLockStringFace">"<text:s/>"</text:span><text:s/>&lt;&lt;<text:s/>num_str<text:s/>&lt;&lt;<text:s/>endl;</text:p>
      <text:p text:style-name="OrgSrcBlock"><text:s/><text:s/><text:s/><text:s/><text:s/><text:s/>os<text:s/>&lt;&lt;<text:s/><text:span text:style-name="OrgSrcFontLockStringFace">"-"</text:span>;</text:p>
      <text:p text:style-name="OrgSrcBlock"><text:s/><text:s/><text:s/><text:s/><text:s/><text:s/><text:span text:style-name="OrgSrcFontLockKeywordFace">for</text:span><text:s/>(<text:span text:style-name="OrgSrcFontLockKeywordFace">aut</text:span><text:span text:style-name="OrgSrcFontLockKeywordFace">o</text:span><text:s/><text:span text:style-name="OrgSrcFontLockVariableNameFace">ch</text:span>:<text:s/>num_str)</text:p>
      <text:p text:style-name="OrgSrcBlock"><text:tab/>os<text:s/>&lt;&lt;<text:s/><text:span text:style-name="OrgSrcFontLockStringFace">"-"</text:span>;</text:p>
      <text:p text:style-name="OrgSrcBlock"><text:s/><text:s/><text:s/><text:s/><text:s/><text:s/>os<text:s/>&lt;&lt;<text:s/><text:span text:style-name="OrgSrcFontLockStringFace">"-"</text:span><text:s/>&lt;&lt;<text:s/><text:span text:style-name="OrgSrcFontLockStringFace">"<text:s/>("</text:span><text:s/>&lt;&lt;<text:s/>(fr.numerator<text:s/>/<text:s/>1.0f)<text:s/>/<text:s/>fr.denominator<text:s/>&lt;&lt;<text:s/><text:span text:style-name="OrgSrcFontLockStringFace">")"</text:span><text:s/>&lt;&lt;<text:s/>endl;</text:p>
      <text:p text:style-name="OrgSrcBlock"><text:s/><text:s/><text:s/><text:s/><text:s/><text:s/><text:span text:style-name="OrgSrcFontLockKeywordFace">for</text:span><text:s/>(<text:span text:style-name="OrgSrcFontLockTypeFace">in</text:span><text:span text:style-name="OrgSrcFontLockTypeFace">t</text:span><text:s/><text:span text:style-name="OrgSrcFontLockVariableNameFace">i</text:span><text:s/>=<text:s/>0;<text:s/>i<text:s/>&lt;<text:s/>num_str.size()<text:s/>/<text:s/>2<text:s/>+<text:s/>1<text:s/>-<text:s/>den_str.size()<text:s/>/<text:s/>2;<text:s/>i++)</text:p>
      <text:p text:style-name="OrgSrcBlock"><text:tab/>os<text:s/>&lt;&lt;<text:s/><text:span text:style-name="OrgSrcFontLockStringFace">"<text:s/>"</text:span>;</text:p>
      <text:p text:style-name="OrgSrcBlock"><text:s/><text:s/><text:s/><text:s/><text:s/><text:s/>os<text:s/>&lt;&lt;<text:s/>den_str<text:s/>&lt;&lt;<text:s/>endl;<text:s/></text:p>
      <text:p text:style-name="OrgSrcBlock"><text:s/><text:s/><text:s/><text:s/>}</text:p>
      <text:p text:style-name="OrgSrcBlock"><text:s/><text:s/><text:s/><text:s/>os<text:s/>&lt;&lt;<text:s/><text:span text:style-name="OrgSrcFontLockStringFace">'\r'</text:span><text:s/>&lt;&lt;<text:s/><text:span text:style-name="OrgSrcFontLockStringFace">'\r'</text:span>;</text:p>
      <text:p text:style-name="OrgSrcBlock"><text:s/><text:s/><text:s/><text:s/><text:span text:style-name="OrgSrcFontLockKeywordFace">return</text:span><text:s/>os;</text:p>
      <text:p text:style-name="OrgSrcBlock"><text:s/><text:s/>}</text:p>
      <text:p text:style-name="OrgSrcBlock"/>
      <text:p text:style-name="OrgSrcBlock"><text:s/><text:s/><text:span text:style-name="OrgSrcFontLockTypeFace">Fractio</text:span><text:span text:style-name="OrgSrcFontLockTypeFace">n</text:span>&amp;<text:s/><text:span text:style-name="OrgSrcFontLockKeywordFace">operator</text:span><text:s/><text:span text:style-name="OrgSrcFontLockFunctionNameFace">*=</text:span>(<text:span text:style-name="OrgSrcFontLockTypeFace">Fraction</text:span><text:s/>&amp;<text:span text:style-name="OrgSrcFontLockVariableNameFace">frac1</text:span>){</text:p>
      <text:p text:style-name="OrgSrcBlock"><text:s/><text:s/><text:s/><text:s/><text:span text:style-name="OrgSrcFontLockKeywordFace">this</text:span>-&gt;numerator<text:s/>*=<text:s/>frac1.numerator;</text:p>
      <text:p text:style-name="OrgSrcBlock"><text:s/><text:s/><text:s/><text:s/><text:span text:style-name="OrgSrcFontLockKeywordFace">this</text:span>-&gt;denominator<text:s/>*=<text:s/>frac1.denominator;</text:p>
      <text:p text:style-name="OrgSrcBlock"><text:s/><text:s/><text:s/><text:s/>reduce();</text:p>
      <text:p text:style-name="OrgSrcBlock"><text:s/><text:s/><text:s/><text:s/><text:span text:style-name="OrgSrcFontLockKeywordFace">return</text:span><text:s/>*<text:span text:style-name="OrgSrcFontLockKeywordFace">this</text:span>;</text:p>
      <text:p text:style-name="OrgSrcBlock"><text:s/><text:s/>}</text:p>
      <text:p text:style-name="OrgSrcBlock"><text:s/><text:s/><text:span text:style-name="OrgSrcFontLockTypeFace">Fractio</text:span><text:span text:style-name="OrgSrcFontLockTypeFace">n</text:span>&amp;<text:s/><text:span text:style-name="OrgSrcFontLockKeywordFace">operator</text:span><text:s/><text:span text:style-name="OrgSrcFontLockFunctionNameFace">*=</text:span>(<text:span text:style-name="OrgSrcFontLockTypeFace">int</text:span><text:s/><text:span text:style-name="OrgSrcFontLockVariableNameFace">num</text:span>){</text:p>
      <text:p text:style-name="OrgSrcBlock"><text:s/><text:s/><text:s/><text:s/><text:span text:style-name="OrgSrcFontLockTypeFace">Fractio</text:span><text:span text:style-name="OrgSrcFontLockTypeFace">n</text:span><text:s/><text:span text:style-name="OrgSrcFontLockVariableNameFace">fr</text:span>(num,<text:s/>1);</text:p>
      <text:p text:style-name="OrgSrcBlock"><text:s/><text:s/><text:s/><text:s/>*<text:span text:style-name="OrgSrcFontLockKeywordFace">this</text:span><text:s/>*=<text:s/>fr;</text:p>
      <text:p text:style-name="OrgSrcBlock"><text:s/><text:s/><text:s/><text:s/><text:span text:style-name="OrgSrcFontLockKeywordFace">return</text:span><text:s/>*<text:span text:style-name="OrgSrcFontLockKeywordFace">this</text:span>;</text:p>
      <text:p text:style-name="OrgSrcBlock"><text:s/><text:s/>}</text:p>
      <text:p text:style-name="OrgSrcBlock"><text:s/><text:s/><text:span text:style-name="OrgSrcFontLockTypeFace">Fractio</text:span><text:span text:style-name="OrgSrcFontLockTypeFace">n</text:span><text:s/><text:span text:style-name="OrgSrcFontLockKeywordFace">operator</text:span><text:s/><text:span text:style-name="OrgSrcFontLockFunctionNameFace">*</text:span>(<text:span text:style-name="OrgSrcFontLockTypeFace">Fraction</text:span><text:s/>&amp;<text:span text:style-name="OrgSrcFontLockVariableNameFace">frac1</text:span>){</text:p>
      <text:p text:style-name="OrgSrcBlock"><text:s/><text:s/><text:s/><text:s/><text:span text:style-name="OrgSrcFontLockKeywordFace">return</text:span><text:s/>Fraction(<text:span text:style-name="OrgSrcFontLockTypeFace">numerator</text:span><text:s/>*<text:s/><text:span text:style-name="OrgSrcFontLockVariableNameFace">frac1</text:span>.numerator,<text:s/>denominator<text:s/>*=<text:s/>frac1.denominator)<text:s/>;</text:p>
      <text:p text:style-name="OrgSrcBlock"><text:s/><text:s/>}</text:p>
      <text:p text:style-name="OrgSrcBlock"><text:s/><text:s/><text:span text:style-name="OrgSrcFontLockTypeFace">Fractio</text:span><text:span text:style-name="OrgSrcFontLockTypeFace">n</text:span><text:s/><text:span text:style-name="OrgSrcFontLockKeywordFace">operator</text:span><text:s/><text:span text:style-name="OrgSrcFontLockFunctionNameFace">*</text:span>(<text:span text:style-name="OrgSrcFontLockTypeFace">int</text:span><text:s/><text:span text:style-name="OrgSrcFontLockVariableNameFace">num</text:span>){</text:p>
      <text:p text:style-name="OrgSrcBlock"><text:s/><text:s/><text:s/><text:s/><text:span text:style-name="OrgSrcFontLockKeywordFace">return</text:span><text:s/>Fraction(<text:span text:style-name="OrgSrcFontLockTypeFace">numerator</text:span><text:s/>*<text:s/><text:span text:style-name="OrgSrcFontLockVariableNameFace">num</text:span>,<text:s/>denominator)<text:s/>;</text:p>
      <text:p text:style-name="OrgSrcBlock"><text:s/><text:s/>}</text:p>
      <text:p text:style-name="OrgSrcBlock"/>
      <text:p text:style-name="OrgSrcBlock"><text:s/><text:s/><text:span text:style-name="OrgSrcFontLockTypeFace">Fractio</text:span><text:span text:style-name="OrgSrcFontLockTypeFace">n</text:span>&amp;<text:s/><text:span text:style-name="OrgSrcFontLockKeywordFace">operator</text:span><text:s/><text:span text:style-name="OrgSrcFontLockFunctionNameFace">+=</text:span>(<text:span text:style-name="OrgSrcFontLockTypeFace">Fraction</text:span><text:s/>&amp;<text:span text:style-name="OrgSrcFontLockVariableNameFace">frac1</text:span>){</text:p>
      <text:p text:style-name="OrgSrcBlock"><text:s/><text:s/><text:s/><text:s/>numerator<text:s/>*=<text:s/>frac1.denominator;</text:p>
      <text:p text:style-name="OrgSrcBlock"><text:s/><text:s/><text:s/><text:s/>frac1.numerator<text:s/>*=<text:s/>denominator;<text:s/></text:p>
      <text:p text:style-name="OrgSrcBlock"><text:s/><text:s/><text:s/><text:s/><text:span text:style-name="OrgSrcFontLockKeywordFace">this</text:span>-&gt;numerator<text:s/>+=<text:s/>frac1.numerator;</text:p>
      <text:p text:style-name="OrgSrcBlock"><text:s/><text:s/><text:s/><text:s/><text:span text:style-name="OrgSrcFontLockKeywordFace">this</text:span>-&gt;denominator<text:s/>*=<text:s/>frac1.denominator;</text:p>
      <text:p text:style-name="OrgSrcBlock"><text:s/><text:s/><text:s/><text:s/>reduce();</text:p>
      <text:p text:style-name="OrgSrcBlock"><text:s/><text:s/><text:s/><text:s/><text:span text:style-name="OrgSrcFontLockKeywordFace">return</text:span><text:s/>*<text:span text:style-name="OrgSrcFontLockKeywordFace">this</text:span>;</text:p>
      <text:p text:style-name="OrgSrcBlock"><text:s/><text:s/>}</text:p>
      <text:p text:style-name="OrgSrcBlock"><text:s/><text:s/><text:span text:style-name="OrgSrcFontLockTypeFace">Fractio</text:span><text:span text:style-name="OrgSrcFontLockTypeFace">n</text:span><text:s/><text:span text:style-name="OrgSrcFontLockKeywordFace">operator</text:span><text:s/><text:span text:style-name="OrgSrcFontLockFunctionNameFace">+</text:span>(<text:span text:style-name="OrgSrcFontLockTypeFace">Fraction</text:span><text:s/>&amp;<text:span text:style-name="OrgSrcFontLockVariableNameFace">frac1</text:span>){</text:p>
      <text:p text:style-name="OrgSrcBlock"><text:s/><text:s/><text:s/><text:s/><text:span text:style-name="OrgSrcFontLockTypeFace">Fractio</text:span><text:span text:style-name="OrgSrcFontLockTypeFace">n</text:span><text:s/><text:span text:style-name="OrgSrcFontLockVariableNameFace">fr</text:span>(numerator,<text:s/>denominator);</text:p>
      <text:p text:style-name="OrgSrcBlock"><text:s/><text:s/><text:s/><text:s/>fr<text:s/>+=<text:s/>frac1;</text:p>
      <text:p text:style-name="OrgSrcBlock"><text:s/><text:s/><text:s/><text:s/><text:span text:style-name="OrgSrcFontLockKeywordFace">return</text:span><text:s/>fr;</text:p>
      <text:p text:style-name="OrgSrcBlock"><text:s/><text:s/>}</text:p>
      <text:p text:style-name="OrgSrcBlock">};</text:p>
      <text:p text:style-name="OrgSrcBlock"/>
      <text:p text:style-name="OrgSrcBlock"/>
      <text:p text:style-name="OrgSrcBlock"/>
      <text:p text:style-name="OrgSrcBlock"><text:span text:style-name="OrgSrcFontLockCommentDelimiterFace">/</text:span><text:span text:style-name="OrgSrcFontLockCommentDelimiterFace">/<text:s/></text:span><text:span text:style-name="OrgSrcFontLockCommentFace">int<text:s/>main(){</text:span></text:p>
      <text:p text:style-name="OrgSrcBlock"><text:span text:style-name="OrgSrcFontLockCommentDelimiterFace">//<text:s/><text:s/><text:s/></text:span><text:span text:style-name="OrgSrcFontLockCommentFace">int<text:s/>a,<text:s/>b;</text:span></text:p>
      <text:p text:style-name="OrgSrcBlock"><text:span text:style-name="OrgSrcFontLockCommentDelimiterFace">//<text:s/><text:s/><text:s/></text:span><text:span text:style-name="OrgSrcFontLockCommentFace">cout<text:s/>&lt;&lt;<text:s/>"Write<text:s/>numerator"<text:s/>&lt;&lt;<text:s/>endl;</text:span></text:p>
      <text:p text:style-name="OrgSrcBlock"><text:span text:style-name="OrgSrcFontLockCommentDelimiterFace">//<text:s/><text:s/><text:s/></text:span><text:span text:style-name="OrgSrcFontLockCommentFace">cin<text:s/>&gt;&gt;<text:s/>a;</text:span></text:p>
      <text:p text:style-name="OrgSrcBlock"><text:span text:style-name="OrgSrcFontLockCommentDelimiterFace">//<text:s/><text:s/><text:s/></text:span><text:span text:style-name="OrgSrcFontLockCommentFace">cout<text:s/>&lt;&lt;<text:s/>"Write<text:s/>denominator"<text:s/>&lt;&lt;<text:s/>endl;</text:span></text:p>
      <text:p text:style-name="OrgSrcBlock"><text:span text:style-name="OrgSrcFontLockCommentDelimiterFace">//<text:s/><text:s/><text:s/></text:span><text:span text:style-name="OrgSrcFontLockCommentFace">cin<text:s/>&gt;&gt;<text:s/>b;</text:span></text:p>
      <text:p text:style-name="OrgSrcBlock"><text:span text:style-name="OrgSrcFontLockCommentDelimiterFace">//<text:s/><text:s/><text:s/></text:span><text:span text:style-name="OrgSrcFontLockCommentFace">Fraction<text:s/>fr(a,<text:s/>b);</text:span></text:p>
      <text:p text:style-name="OrgSrcBlock"><text:span text:style-name="OrgSrcFontLockCommentDelimiterFace">//<text:s/><text:s/><text:s/></text:span><text:span text:style-name="OrgSrcFontLockCommentFace">Fraction<text:s/>fr2<text:s/>=<text:s/>fr;</text:span></text:p>
      <text:p text:style-name="OrgSrcBlock"><text:span text:style-name="OrgSrcFontLockCommentDelimiterFace">//<text:s/><text:s/><text:s/></text:span><text:span text:style-name="OrgSrcFontLockCommentFace">cout<text:s/>&lt;&lt;<text:s/>fr2;</text:span></text:p>
      <text:p text:style-name="OrgSrcBlock"><text:span text:style-name="OrgSrcFontLockCommentDelimiterFace">//<text:s/><text:s/><text:s/></text:span><text:span text:style-name="OrgSrcFontLockCommentFace">fr2<text:s/>+=<text:s/>fr;</text:span></text:p>
      <text:p text:style-name="OrgSrcBlock"><text:span text:style-name="OrgSrcFontLockCommentDelimiterFace">//<text:s/><text:s/><text:s/></text:span><text:span text:style-name="OrgSrcFontLockCommentFace">cout<text:s/>&lt;&lt;<text:s/>fr2;</text:span></text:p>
      <text:p text:style-name="OrgSrcBlock"><text:span text:style-name="OrgSrcFontLockCommentDelimiterFace">//<text:s/><text:s/><text:s/></text:span><text:span text:style-name="OrgSrcFontLockCommentFace">Fraction<text:s/>fr3<text:s/>=<text:s/>fr2<text:s/>+<text:s/>fr2;</text:span></text:p>
      <text:p text:style-name="OrgSrcBlock"><text:span text:style-name="OrgSrcFontLockCommentDelimiterFace">//<text:s/><text:s/><text:s/></text:span><text:span text:style-name="OrgSrcFontLockCommentFace">cout<text:s/>&lt;&lt;<text:s/>fr3;</text:span></text:p>
      <text:p text:style-name="OrgSrcBlock"><text:span text:style-name="OrgSrcFontLockCommentDelimiterFace">//<text:s/><text:s/><text:s/></text:span><text:span text:style-name="OrgSrcFontLockCommentFace">string<text:s/>str<text:s/>=<text:s/>"123";</text:span></text:p>
      <text:p text:style-name="OrgSrcBlock"><text:span text:style-name="OrgSrcFontLockCommentDelimiterFace">//<text:s/></text:span><text:span text:style-name="OrgSrcFontLockCommentFace">}</text:span></text:p>
      <text:p text:style-name="OrgSrcBlock"/>
      <text:p text:style-name="OrgSrcBlock"><text:span text:style-name="OrgSrcFontLockFunctionNameFace">T</text:span><text:span text:style-name="OrgSrcFontLockFunctionNameFace">EST</text:span>(FractionAddTest,<text:s/>ReduceCheckToOne)<text:s/>{</text:p>
      <text:p text:style-name="OrgSrcBlock"><text:s/><text:s/><text:span text:style-name="OrgSrcFontLockTypeFace">Fractio</text:span><text:span text:style-name="OrgSrcFontLockTypeFace">n</text:span><text:s/><text:span text:style-name="OrgSrcFontLockVariableNameFace">fr1</text:span>(2,<text:s/>3);</text:p>
      <text:p text:style-name="OrgSrcBlock"><text:s/><text:s/><text:span text:style-name="OrgSrcFontLockTypeFace">Fractio</text:span><text:span text:style-name="OrgSrcFontLockTypeFace">n</text:span><text:s/><text:span text:style-name="OrgSrcFontLockVariableNameFace">fr2</text:span>(1,<text:s/>3);</text:p>
      <text:p text:style-name="OrgSrcBlock"><text:s/><text:s/><text:span text:style-name="OrgSrcFontLockTypeFace">Fractio</text:span><text:span text:style-name="OrgSrcFontLockTypeFace">n</text:span><text:s/><text:span text:style-name="OrgSrcFontLockVariableNameFace">fr3</text:span><text:s/>=<text:s/>fr1<text:s/>+<text:s/>fr2;</text:p>
      <text:p text:style-name="OrgSrcBlock"><text:s/><text:s/>EXPECT_EQ(fr3.numerator,<text:s/>1);</text:p>
      <text:p text:style-name="OrgSrcBlock"><text:s/><text:s/>EXPECT_EQ(fr3.denominator,<text:s/>1);</text:p>
      <text:p text:style-name="OrgSrcBlock">}</text:p>
      <text:p text:style-name="OrgSrcBlock"/>
      <text:p text:style-name="OrgSrcBlock"><text:span text:style-name="OrgSrcFontLockFunctionNameFace">TEST</text:span>(FractionAddTest,<text:s/>VariousDenominator)<text:s/>{</text:p>
      <text:p text:style-name="OrgSrcBlock"><text:s/><text:s/><text:span text:style-name="OrgSrcFontLockTypeFace">Fractio</text:span><text:span text:style-name="OrgSrcFontLockTypeFace">n</text:span><text:s/><text:span text:style-name="OrgSrcFontLockVariableNameFace">fr1</text:span>(2,<text:s/>3);</text:p>
      <text:p text:style-name="OrgSrcBlock"><text:s/><text:s/><text:span text:style-name="OrgSrcFontLockTypeFace">Fractio</text:span><text:span text:style-name="OrgSrcFontLockTypeFace">n</text:span><text:s/><text:span text:style-name="OrgSrcFontLockVariableNameFace">fr2</text:span>(1,<text:s/>9);</text:p>
      <text:p text:style-name="OrgSrcBlock"><text:s/><text:s/><text:span text:style-name="OrgSrcFontLockTypeFace">Fractio</text:span><text:span text:style-name="OrgSrcFontLockTypeFace">n</text:span><text:s/><text:span text:style-name="OrgSrcFontLockVariableNameFace">fr3</text:span><text:s/>=<text:s/>fr1<text:s/>+<text:s/>fr2;</text:p>
      <text:p text:style-name="OrgSrcBlock"><text:s/><text:s/>EXPECT_EQ(fr3.numerator,<text:s/>7);</text:p>
      <text:p text:style-name="OrgSrcBlock"><text:s/><text:s/>EXPECT_EQ(fr3.denominator,<text:s/>9);</text:p>
      <text:p text:style-name="OrgSrcBlock">}</text:p>
      <text:p text:style-name="OrgSrcBlock"/>
      <text:p text:style-name="OrgSrcBlock"><text:span text:style-name="OrgSrcFontLockFunctionNameFace">TEST</text:span>(FractionAddTest,<text:s/>VariousDenominatorReduce)<text:s/>{</text:p>
      <text:p text:style-name="OrgSrcBlock"><text:s/><text:s/><text:span text:style-name="OrgSrcFontLockTypeFace">Fractio</text:span><text:span text:style-name="OrgSrcFontLockTypeFace">n</text:span><text:s/><text:span text:style-name="OrgSrcFontLockVariableNameFace">fr1</text:span>(2,<text:s/>4);</text:p>
      <text:p text:style-name="OrgSrcBlock"><text:s/><text:s/><text:span text:style-name="OrgSrcFontLockTypeFace">Fractio</text:span><text:span text:style-name="OrgSrcFontLockTypeFace">n</text:span><text:s/><text:span text:style-name="OrgSrcFontLockVariableNameFace">fr2</text:span>(2,<text:s/>5);</text:p>
      <text:p text:style-name="OrgSrcBlock"><text:s/><text:s/><text:span text:style-name="OrgSrcFontLockTypeFace">Fractio</text:span><text:span text:style-name="OrgSrcFontLockTypeFace">n</text:span><text:s/><text:span text:style-name="OrgSrcFontLockVariableNameFace">fr3</text:span><text:s/>=<text:s/>fr1<text:s/>+<text:s/>fr2;</text:p>
      <text:p text:style-name="OrgSrcBlock"><text:s/><text:s/>EXPECT_EQ(fr3.numerator,<text:s/>9);</text:p>
      <text:p text:style-name="OrgSrcBlock"><text:s/><text:s/>EXPECT_EQ(fr3.denominator,<text:s/>10);</text:p>
      <text:p text:style-name="OrgSrcBlock">}</text:p>
      <text:p text:style-name="OrgSrcBlock"/>
      <text:p text:style-name="OrgSrcBlock"><text:span text:style-name="OrgSrcFontLockFunctionNameFace">TEST</text:span>(FractionAddTest,<text:s/>ImproperFractionResult){</text:p>
      <text:p text:style-name="OrgSrcBlock"><text:s/><text:s/><text:span text:style-name="OrgSrcFontLockTypeFace">Fractio</text:span><text:span text:style-name="OrgSrcFontLockTypeFace">n</text:span><text:s/><text:span text:style-name="OrgSrcFontLockVariableNameFace">fr1</text:span>(2,<text:s/>3);</text:p>
      <text:p text:style-name="OrgSrcBlock"><text:s/><text:s/><text:span text:style-name="OrgSrcFontLockTypeFace">Fractio</text:span><text:span text:style-name="OrgSrcFontLockTypeFace">n</text:span><text:s/><text:span text:style-name="OrgSrcFontLockVariableNameFace">fr2</text:span>(2,<text:s/>3);</text:p>
      <text:p text:style-name="OrgSrcBlock"><text:s/><text:s/><text:span text:style-name="OrgSrcFontLockTypeFace">Fractio</text:span><text:span text:style-name="OrgSrcFontLockTypeFace">n</text:span><text:s/><text:span text:style-name="OrgSrcFontLockVariableNameFace">fr3</text:span><text:s/>=<text:s/>fr1<text:s/>+<text:s/>fr2;</text:p>
      <text:p text:style-name="OrgSrcBlock"><text:s/><text:s/>EXPECT_EQ(fr3.numerator,<text:s/>4);</text:p>
      <text:p text:style-name="OrgSrcBlock"><text:s/><text:s/>EXPECT_EQ(fr3.denominator,<text:s/>3);</text:p>
      <text:p text:style-name="OrgSrcBlock">}</text:p>
      <text:p text:style-name="OrgSrcBlock"/>
      <text:p text:style-name="OrgSrcBlock"><text:span text:style-name="OrgSrcFontLockFunctionNameFace">TEST</text:span>(DisplayTest,<text:s/>OneToOneBadTest){</text:p>
      <text:p text:style-name="OrgSrcBlock"><text:s/><text:s/><text:span text:style-name="OrgSrcFontLockTypeFace">Fractio</text:span><text:span text:style-name="OrgSrcFontLockTypeFace">n</text:span><text:s/><text:span text:style-name="OrgSrcFontLockVariableNameFace">fr</text:span>(1,<text:s/>1);</text:p>
      <text:p text:style-name="OrgSrcBlock"><text:s/><text:s/><text:span text:style-name="OrgSrcFontLockTypeFace">stringstrea</text:span><text:span text:style-name="OrgSrcFontLockTypeFace">m</text:span><text:s/><text:span text:style-name="OrgSrcFontLockVariableNameFace">ss</text:span>;</text:p>
      <text:p text:style-name="OrgSrcBlock"><text:s/><text:s/>ss<text:s/>&lt;&lt;<text:s/>fr;</text:p>
      <text:p text:style-name="OrgSrcBlock"><text:s/><text:s/>EXPECT_STREQ(<text:span text:style-name="OrgSrcFontLockStringFace">"<text:s/>1\n---<text:s/>(1)\n<text:s/>1\n"</text:span>,<text:s/>ss.str().c_str());</text:p>
      <text:p text:style-name="OrgSrcBlock">}</text:p>
      <text:p text:style-name="OrgSrcBlock"/>
      <text:p text:style-name="OrgSrcBlock"><text:span text:style-name="OrgSrcFontLockFunctionNameFace">TEST</text:span>(DisplayTest,<text:s/>OneToOneGoodTest){</text:p>
      <text:p text:style-name="OrgSrcBlock"><text:s/><text:s/><text:span text:style-name="OrgSrcFontLockTypeFace">Fractio</text:span><text:span text:style-name="OrgSrcFontLockTypeFace">n</text:span><text:s/><text:span text:style-name="OrgSrcFontLockVariableNameFace">fr</text:span>(1,<text:s/>1);</text:p>
      <text:p text:style-name="OrgSrcBlock"><text:s/><text:s/><text:span text:style-name="OrgSrcFontLockTypeFace">stringstrea</text:span><text:span text:style-name="OrgSrcFontLockTypeFace">m</text:span><text:s/><text:span text:style-name="OrgSrcFontLockVariableNameFace">ss</text:span>;</text:p>
      <text:p text:style-name="OrgSrcBlock"><text:s/><text:s/>ss<text:s/>&lt;&lt;<text:s/>fr;</text:p>
      <text:p text:style-name="OrgSrcBlock"><text:s/><text:s/>EXPECT_STREQ(<text:span text:style-name="OrgSrcFontLockStringFace">"<text:s/>1\n---<text:s/>(1)\n<text:s/>1\n\r\r"</text:span>,<text:s/>ss.str().c_str());</text:p>
      <text:p text:style-name="OrgSrcBlock">}</text:p>
      <text:p text:style-name="OrgSrcBlock"/>
      <text:p text:style-name="OrgSrcBlock"><text:span text:style-name="OrgSrcFontLockFunctionNameFace">TEST</text:span>(DisplayTest,<text:s/>IrrationalFraction){</text:p>
      <text:p text:style-name="OrgSrcBlock"><text:s/><text:s/><text:span text:style-name="OrgSrcFontLockTypeFace">Fractio</text:span><text:span text:style-name="OrgSrcFontLockTypeFace">n</text:span><text:s/><text:span text:style-name="OrgSrcFontLockVariableNameFace">fr</text:span>(1,<text:s/>3);</text:p>
      <text:p text:style-name="OrgSrcBlock"><text:s/><text:s/><text:span text:style-name="OrgSrcFontLockTypeFace">stringstrea</text:span><text:span text:style-name="OrgSrcFontLockTypeFace">m</text:span><text:s/><text:span text:style-name="OrgSrcFontLockVariableNameFace">ss</text:span>;</text:p>
      <text:p text:style-name="OrgSrcBlock"><text:s/><text:s/>ss<text:s/>&lt;&lt;<text:s/>fr;</text:p>
      <text:p text:style-name="OrgSrcBlock"><text:s/><text:s/>EXPECT_STREQ(<text:span text:style-name="OrgSrcFontLockStringFace">"<text:s/>1\n---<text:s/>(0.333333)\n<text:s/>3\n\r\r"</text:span>,<text:s/>ss.str().c_str());</text:p>
      <text:p text:style-name="OrgSrcBlock">}</text:p>
      <text:p text:style-name="OrgSrcBlock"/>
      <text:p text:style-name="OrgSrcBlock"><text:span text:style-name="OrgSrcFontLockFunctionNameFace">TEST</text:span>(FractionMultiplyTest,<text:s/>Multiply){</text:p>
      <text:p text:style-name="OrgSrcBlock"><text:s/><text:s/><text:span text:style-name="OrgSrcFontLockTypeFace">Fractio</text:span><text:span text:style-name="OrgSrcFontLockTypeFace">n</text:span><text:s/><text:span text:style-name="OrgSrcFontLockVariableNameFace">fr1</text:span>(2,<text:s/>3);</text:p>
      <text:p text:style-name="OrgSrcBlock"><text:s/><text:s/><text:span text:style-name="OrgSrcFontLockTypeFace">Fractio</text:span><text:span text:style-name="OrgSrcFontLockTypeFace">n</text:span><text:s/><text:span text:style-name="OrgSrcFontLockVariableNameFace">fr2</text:span>(2,<text:s/>3);</text:p>
      <text:p text:style-name="OrgSrcBlock"><text:s/><text:s/><text:span text:style-name="OrgSrcFontLockTypeFace">Fractio</text:span><text:span text:style-name="OrgSrcFontLockTypeFace">n</text:span><text:s/><text:span text:style-name="OrgSrcFontLockVariableNameFace">fr3</text:span><text:s/>=<text:s/>fr1<text:s/>*<text:s/>fr2;</text:p>
      <text:p text:style-name="OrgSrcBlock"><text:s/><text:s/>EXPECT_EQ(fr3.numerator,<text:s/>4);</text:p>
      <text:p text:style-name="OrgSrcBlock"><text:s/><text:s/>EXPECT_EQ(fr3.denominator,<text:s/>9);</text:p>
      <text:p text:style-name="OrgSrcBlock">}</text:p>
      <text:p text:style-name="OrgSrcBlock"/>
      <text:p text:style-name="OrgSrcBlock"><text:span text:style-name="OrgSrcFontLockFunctionNameFace">TEST</text:span>(FractionMultiplyTest,<text:s/>MultiplyAndReduce){</text:p>
      <text:p text:style-name="OrgSrcBlock"><text:s/><text:s/><text:span text:style-name="OrgSrcFontLockTypeFace">Fractio</text:span><text:span text:style-name="OrgSrcFontLockTypeFace">n</text:span><text:s/><text:span text:style-name="OrgSrcFontLockVariableNameFace">fr1</text:span>(2,<text:s/>3);</text:p>
      <text:p text:style-name="OrgSrcBlock"><text:s/><text:s/><text:span text:style-name="OrgSrcFontLockTypeFace">Fractio</text:span><text:span text:style-name="OrgSrcFontLockTypeFace">n</text:span><text:s/><text:span text:style-name="OrgSrcFontLockVariableNameFace">fr2</text:span>(1,<text:s/>2);</text:p>
      <text:p text:style-name="OrgSrcBlock"><text:s/><text:s/><text:span text:style-name="OrgSrcFontLockTypeFace">Fractio</text:span><text:span text:style-name="OrgSrcFontLockTypeFace">n</text:span><text:s/><text:span text:style-name="OrgSrcFontLockVariableNameFace">fr3</text:span><text:s/>=<text:s/>fr1<text:s/>*<text:s/>fr2;</text:p>
      <text:p text:style-name="OrgSrcBlock"><text:s/><text:s/>EXPECT_EQ(fr3.numerator,<text:s/>1);</text:p>
      <text:p text:style-name="OrgSrcBlock"><text:s/><text:s/>EXPECT_EQ(fr3.denominator,<text:s/>3);</text:p>
      <text:p text:style-name="OrgSrcBlock">}</text:p>
      <text:p text:style-name="OrgSrcBlock"/>
      <text:p text:style-name="OrgSrcBlock"><text:span text:style-name="OrgSrcFontLockFunctionNameFace">TEST</text:span>(FractionMultipieTest,<text:s/>MultiplyWithNumber){</text:p>
      <text:p text:style-name="OrgSrcBlock"><text:s/><text:s/><text:span text:style-name="OrgSrcFontLockTypeFace">Fractio</text:span><text:span text:style-name="OrgSrcFontLockTypeFace">n</text:span><text:s/><text:span text:style-name="OrgSrcFontLockVariableNameFace">fr1</text:span>(2,<text:s/>3);</text:p>
      <text:p text:style-name="OrgSrcBlock"><text:s/><text:s/><text:span text:style-name="OrgSrcFontLockTypeFace">Fractio</text:span><text:span text:style-name="OrgSrcFontLockTypeFace">n</text:span><text:s/><text:span text:style-name="OrgSrcFontLockVariableNameFace">fr3</text:span><text:s/>=<text:s/>fr1<text:s/>*<text:s/>3;</text:p>
      <text:p text:style-name="OrgSrcBlock"><text:s/><text:s/>EXPECT_EQ(fr3.numerator,<text:s/>2);</text:p>
      <text:p text:style-name="OrgSrcBlock"><text:s/><text:s/>EXPECT_EQ(fr3.denominator,<text:s/>1);</text:p>
      <text:p text:style-name="OrgSrcBlockLastLine">}</text:p>
      <text:p text:style-name="Text_20_body">После сборки и запуска мы получим такой результат:
</text:p>
      <text:p text:style-name="OrgFixedWidthBlock">Running main() from C:\Users\user\Desktop\UNIT_tests\_deps\googletest-src\googletest\src\gtest_main.cc</text:p>
      <text:p text:style-name="OrgFixedWidthBlock">[==========] Running 10 tests from 4 test suites.</text:p>
      <text:p text:style-name="OrgFixedWidthBlock">[----------] Global test environment set-up.</text:p>
      <text:p text:style-name="OrgFixedWidthBlock">[----------] 4 tests from FractionAddTest</text:p>
      <text:p text:style-name="OrgFixedWidthBlock">[ RUN <text:s text:c="5"/>] FractionAddTest.ReduceCheckToOne</text:p>
      <text:p text:style-name="OrgFixedWidthBlock">[ <text:s text:c="6"/>OK ] FractionAddTest.ReduceCheckToOne (0 ms)</text:p>
      <text:p text:style-name="OrgFixedWidthBlock">[ RUN <text:s text:c="5"/>] FractionAddTest.VariousDenominator</text:p>
      <text:p text:style-name="OrgFixedWidthBlock">[ <text:s text:c="6"/>OK ] FractionAddTest.VariousDenominator (0 ms)</text:p>
      <text:p text:style-name="OrgFixedWidthBlock">[ RUN <text:s text:c="5"/>] FractionAddTest.VariousDenominatorReduce</text:p>
      <text:p text:style-name="OrgFixedWidthBlock">[ <text:s text:c="6"/>OK ] FractionAddTest.VariousDenominatorReduce (0 ms)</text:p>
      <text:p text:style-name="OrgFixedWidthBlock">[ RUN <text:s text:c="5"/>] FractionAddTest.ImproperFractionResult</text:p>
      <text:p text:style-name="OrgFixedWidthBlock">[ <text:s text:c="6"/>OK ] FractionAddTest.ImproperFractionResult (0 ms)</text:p>
      <text:p text:style-name="OrgFixedWidthBlock">[----------] 4 tests from FractionAddTest (15 ms total)</text:p>
      <text:p text:style-name="OrgFixedWidthBlock"/>
      <text:p text:style-name="OrgFixedWidthBlock">[----------] 3 tests from DisplayTest</text:p>
      <text:p text:style-name="OrgFixedWidthBlock">[ RUN <text:s text:c="5"/>] DisplayTest.OneToOneBadTest</text:p>
      <text:p text:style-name="OrgFixedWidthBlock">C:\Users\user\Desktop\UNIT_tests\1.cpp:153: Failure</text:p>
      <text:p text:style-name="OrgFixedWidthBlock">Expected equality of these values:</text:p>
      <text:p text:style-name="OrgFixedWidthBlock"> <text:s text:c="1"/>" 1\n--- (1)\n 1\n"</text:p>
      <text:p text:style-name="OrgFixedWidthBlock"> <text:s text:c="1"/>ss.str().c_str()</text:p>
      <text:p text:style-name="OrgFixedWidthBlock"> <text:s text:c="3"/>Which is: " 1\n--- (1)\n 1\n\r\r"</text:p>
      <text:p text:style-name="OrgFixedWidthBlock">With diff:</text:p>
      <text:p text:style-name="OrgFixedWidthBlock">@@ -1,3 +1,4 @@</text:p>
      <text:p text:style-name="OrgFixedWidthBlock"> <text:s text:c="1"/>1</text:p>
      <text:p text:style-name="OrgFixedWidthBlock"> --- (1)</text:p>
      <text:p text:style-name="OrgFixedWidthBlock">- 1\n</text:p>
      <text:p text:style-name="OrgFixedWidthBlock">+ 1</text:p>
      <text:p text:style-name="OrgFixedWidthBlock">+\r\r</text:p>
      <text:p text:style-name="OrgFixedWidthBlock"/>
      <text:p text:style-name="OrgFixedWidthBlock">[ <text:s text:c="1"/>FAILED <text:s text:c="1"/>] DisplayTest.OneToOneBadTest (2 ms)</text:p>
      <text:p text:style-name="OrgFixedWidthBlock">[ RUN <text:s text:c="5"/>] DisplayTest.OneToOneGoodTest</text:p>
      <text:p text:style-name="OrgFixedWidthBlock">[ <text:s text:c="6"/>OK ] DisplayTest.OneToOneGoodTest (0 ms)</text:p>
      <text:p text:style-name="OrgFixedWidthBlock">[ RUN <text:s text:c="5"/>] DisplayTest.IrrationalFraction</text:p>
      <text:p text:style-name="OrgFixedWidthBlock">[ <text:s text:c="6"/>OK ] DisplayTest.IrrationalFraction (0 ms)</text:p>
      <text:p text:style-name="OrgFixedWidthBlock">[----------] 3 tests from DisplayTest (14 ms total)</text:p>
      <text:p text:style-name="OrgFixedWidthBlock"/>
      <text:p text:style-name="OrgFixedWidthBlock">[----------] 2 tests from FractionMultiplyTest</text:p>
      <text:p text:style-name="OrgFixedWidthBlock">[ RUN <text:s text:c="5"/>] FractionMultiplyTest.Multiply</text:p>
      <text:p text:style-name="OrgFixedWidthBlock">[ <text:s text:c="6"/>OK ] FractionMultiplyTest.Multiply (0 ms)</text:p>
      <text:p text:style-name="OrgFixedWidthBlock">[ RUN <text:s text:c="5"/>] FractionMultiplyTest.MultiplyAndReduce</text:p>
      <text:p text:style-name="OrgFixedWidthBlock">[ <text:s text:c="6"/>OK ] FractionMultiplyTest.MultiplyAndReduce (0 ms)</text:p>
      <text:p text:style-name="OrgFixedWidthBlock">[----------] 2 tests from FractionMultiplyTest (13 ms total)</text:p>
      <text:p text:style-name="OrgFixedWidthBlock"/>
      <text:p text:style-name="OrgFixedWidthBlock">[----------] 1 test from FractionMultipieTest</text:p>
      <text:p text:style-name="OrgFixedWidthBlock">[ RUN <text:s text:c="5"/>] FractionMultipieTest.MultiplyWithNumber</text:p>
      <text:p text:style-name="OrgFixedWidthBlock">[ <text:s text:c="6"/>OK ] FractionMultipieTest.MultiplyWithNumber (0 ms)</text:p>
      <text:p text:style-name="OrgFixedWidthBlock">[----------] 1 test from FractionMultipieTest (4 ms total)</text:p>
      <text:p text:style-name="OrgFixedWidthBlock"/>
      <text:p text:style-name="OrgFixedWidthBlock">[----------] Global test environment tear-down</text:p>
      <text:p text:style-name="OrgFixedWidthBlock">[==========] 10 tests from 4 test suites ran. (67 ms total)</text:p>
      <text:p text:style-name="OrgFixedWidthBlock">[ <text:s text:c="1"/>PASSED <text:s text:c="1"/>] 9 tests.</text:p>
      <text:p text:style-name="OrgFixedWidthBlock">[ <text:s text:c="1"/>FAILED <text:s text:c="1"/>] 1 test, listed below:</text:p>
      <text:p text:style-name="OrgFixedWidthBlock">[ <text:s text:c="1"/>FAILED <text:s text:c="1"/>] DisplayTest.OneToOneBadTest</text:p>
      <text:p text:style-name="OrgFixedWidthBlock"/>
      <text:p text:style-name="OrgFixedWidthBlockLastLine"> 1 FAILED TEST</text:p>
      <text:p text:style-name="Text_20_body">Как мы можем заметить, "плохой" тест функции отображения, выдал что обннаружил ошибку и в чём именно различия. 
Эти различия мы исправили в "хорошем тесте" 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FontLockCommentFace" style:family="text">
      <style:text-properties fo:color="#6272a4"/>
    </style:style>
    <style:style style:name="OrgSrcFontLockCommentDelimiterFace" style:family="text">
      <style:text-properties fo:color="#6272a4"/>
    </style:style>
    <style:style style:name="OrgSrcFontLockVariableNameFace" style:family="text">
      <style:text-properties fo:color="#f8f8f2"/>
    </style:style>
    <style:style style:name="OrgSrcFontLockFunctionNameFace" style:family="text">
      <style:text-properties fo:color="#50fa7b"/>
    </style:style>
    <style:style style:name="OrgSrcFontLockTypeFace" style:family="text">
      <style:text-properties fo:color="#8be9fd"/>
    </style:style>
    <style:style style:name="OrgSrcFontLockConstantFace" style:family="text">
      <style:text-properties fo:color="#bd93f9"/>
    </style:style>
    <style:style style:name="OrgSrcFontLockKeywordFace" style:family="text">
      <style:text-properties fo:color="#ff79c6"/>
    </style:style>
    <style:style style:name="OrgSrcBlock" style:family="paragraph" style:parent-style-name="Preformatted_20_Text">
      <style:paragraph-properties fo:background-color="#282a36" fo:padding="0.049cm" fo:border="0.51pt solid #000000" style:shadow="none">
        <style:background-image/>
      </style:paragraph-properties>
      <style:text-properties fo:color="#f8f8f2"/>
    </style:style>
    <style:style style:name="OrgSrcFontLockStringFace" style:family="text">
      <style:text-properties fo:color="#f1fa8c"/>
    </style:style>
    <style:style style:name="OrgSrcFontLockPreprocessorFace" style:family="text">
      <style:text-properties fo:color="#ffb86c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/>
    <meta:initial-creator/>
    <dc:date>2022-04-19T11:52:21</dc:date>
    <meta:creation-date>2022-04-19T11:52:21</meta:creation-date>
    <meta:generator>Emacs 27.1 (Org mode 9.3)</meta:generator>
    <meta:keyword/>
    <dc:subject/>
    <dc:title>Лабораторная работа № 4. Модульное тестирование.</dc:title>
  </office:meta>
</office:document-meta>
</file>